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9.91cm" fo:min-width="8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7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46cm" fo:min-width="7.37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12cm" fo:min-width="7.34cm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8.64cm" fo:min-width="8.898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158466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16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7" style:family="graphic" style:parent-style-name="standard">
      <style:graphic-properties draw:fill-color="#00a933" draw:opacity="50%" draw:textarea-horizontal-align="justify" draw:textarea-vertical-align="middle" draw:auto-grow-height="false" fo:min-height="0.512cm" fo:min-width="17.28cm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paragraph-properties fo:text-align="center" style:writing-mode="lr-tb"/>
      <style:text-properties fo:font-size="12pt" fo:font-style="italic" fo:font-weight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P15" style:family="paragraph"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7" style:family="paragraph">
      <loext:graphic-properties draw:fill-color="#00a933" draw:opacity="50%"/>
      <style:paragraph-properties fo:text-align="center"/>
    </style:style>
    <style:style style:name="P18" style:family="paragraph">
      <style:text-properties fo:color="#55308d"/>
    </style:style>
    <style:style style:name="P19" style:family="paragraph">
      <loext:graphic-properties draw:fill="none" draw:fill-color="#ffffff"/>
      <style:paragraph-properties style:writing-mode="lr-tb"/>
      <style:text-properties fo:color="#55308d"/>
    </style:style>
    <style:style style:name="P20" style:family="paragraph">
      <style:text-properties fo:color="#ff0000" fo:font-style="italic" style:text-underline-style="solid" style:text-underline-width="auto" style:text-underline-color="font-color" fo:font-weight="bold"/>
    </style:style>
    <style:style style:name="P21" style:family="paragraph">
      <loext:graphic-properties draw:fill="none" draw:fill-color="#ffffff"/>
      <style:paragraph-properties style:writing-mode="lr-tb"/>
      <style:text-properties fo:color="#ff0000" fo:font-style="italic" style:text-underline-style="solid" style:text-underline-width="auto" style:text-underline-color="font-color" fo:font-weight="bold"/>
    </style:style>
    <style:style style:name="T1" style:family="text">
      <style:text-properties fo:font-size="26pt"/>
    </style:style>
    <style:style style:name="T2" style:family="text">
      <style:text-properties fo:font-size="12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DaemonSets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8" draw:text-style-name="P7" draw:layer="layout" svg:width="7.874cm" svg:height="6.09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6.51cm" svg:y1="6.35cm" svg:x2="16.51cm" svg:y2="5.334cm">
          <text:p/>
        </draw:line>
        <draw:custom-shape draw:style-name="gr10" draw:text-style-name="P9" draw:layer="layout" svg:width="2.54cm" svg:height="1.524cm" svg:x="7.874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cm" svg:y="9.906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6cm" svg:y="9.398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4cm" svg:y1="8.89cm" svg:x2="7.62cm" svg:y2="9.906cm">
          <text:p/>
        </draw:line>
        <draw:line draw:style-name="gr1" draw:text-style-name="P3" draw:layer="layout" svg:x1="9.144cm" svg:y1="8.89cm" svg:x2="10.922cm" svg:y2="9.398cm">
          <text:p/>
        </draw:line>
        <draw:line draw:style-name="gr1" draw:text-style-name="P3" draw:layer="layout" svg:x1="9.145cm" svg:y1="8.891cm" svg:x2="7.621cm" svg:y2="9.907cm">
          <text:p/>
        </draw:line>
        <draw:line draw:style-name="gr1" draw:text-style-name="P3" draw:layer="layout" svg:x1="9.145cm" svg:y1="8.891cm" svg:x2="10.923cm" svg:y2="9.399cm">
          <text:p/>
        </draw:line>
        <draw:custom-shape draw:style-name="gr10" draw:text-style-name="P9" draw:layer="layout" svg:width="2.54cm" svg:height="1.524cm" svg:x="18.287cm" svg:y="7.365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3cm" svg:y="9.905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19cm" svg:y="9.397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7cm" svg:y1="8.889cm" svg:x2="18.033cm" svg:y2="9.905cm">
          <text:p/>
        </draw:line>
        <draw:line draw:style-name="gr1" draw:text-style-name="P3" draw:layer="layout" svg:x1="19.557cm" svg:y1="8.889cm" svg:x2="21.335cm" svg:y2="9.397cm">
          <text:p/>
        </draw:line>
        <draw:line draw:style-name="gr1" draw:text-style-name="P3" draw:layer="layout" svg:x1="19.558cm" svg:y1="8.89cm" svg:x2="18.034cm" svg:y2="9.906cm">
          <text:p/>
        </draw:line>
        <draw:line draw:style-name="gr1" draw:text-style-name="P3" draw:layer="layout" svg:x1="19.558cm" svg:y1="8.89cm" svg:x2="21.336cm" svg:y2="9.398cm">
          <text:p/>
        </draw:line>
        <draw:frame draw:style-name="gr11" draw:text-style-name="P4" draw:layer="layout" svg:width="1.73cm" svg:height="0.962cm" svg:x="11.732cm" svg:y="11.684cm">
          <draw:text-box>
            <text:p>Pod</text:p>
          </draw:text-box>
        </draw:frame>
        <draw:frame draw:style-name="gr11" draw:text-style-name="P4" draw:layer="layout" svg:width="1.73cm" svg:height="0.962cm" svg:x="22.098cm" svg:y="11.684cm">
          <draw:text-box>
            <text:p>Po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</text:span><text:span text:style-name="T1">1 </text:span><text:span text:style-name="T1">Multi</text:span><text:span text:style-name="T1">ple </text:span><text:span text:style-name="T1">Nod</text:span><text:span text:style-name="T1">e </text:span><text:span text:style-name="T1">Depl</text:span><text:span text:style-name="T1">oym</text:span><text:span text:style-name="T1">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9.8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14" draw:text-style-name="P7" draw:layer="layout" svg:width="3.556cm" svg:height="2.79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7.272cm" svg:y1="6.35cm" svg:x2="17.272cm" svg:y2="5.334cm">
          <text:p/>
        </draw:line>
        <draw:custom-shape draw:style-name="gr10" draw:text-style-name="P9" draw:layer="layout" svg:width="2.54cm" svg:height="1.524cm" svg:x="5.842cm" svg:y="7.1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3.177cm" svg:height="0.962cm" svg:x="5.588cm" svg:y="8.89cm">
          <draw:text-box>
            <text:p text:style-name="P11">Pod/Service</text:p>
          </draw:text-box>
        </draw:frame>
        <draw:custom-shape draw:style-name="gr14" draw:text-style-name="P7" draw:layer="layout" svg:width="3.556cm" svg:height="2.794cm" svg:x="9.6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1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176cm" svg:y1="6.35cm" svg:x2="11.176cm" svg:y2="5.334cm">
          <text:p/>
        </draw:line>
        <draw:custom-shape draw:style-name="gr14" draw:text-style-name="P7" draw:layer="layout" svg:width="3.556cm" svg:height="2.794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2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3.177cm" svg:height="0.962cm" svg:x="9.906cm" svg:y="8.892cm">
          <draw:text-box>
            <text:p text:style-name="P11">Pod/Service</text:p>
          </draw:text-box>
        </draw:frame>
        <draw:frame draw:style-name="gr11" draw:text-style-name="P12" draw:layer="layout" svg:width="3.177cm" svg:height="0.962cm" svg:x="16.002cm" svg:y="8.892cm">
          <draw:text-box>
            <text:p text:style-name="P11">Pod/Service</text:p>
          </draw:text-box>
        </draw:frame>
        <draw:frame draw:style-name="gr11" draw:text-style-name="P14" draw:layer="layout" svg:width="3.063cm" svg:height="0.962cm" svg:x="5.573cm" svg:y="6.15cm">
          <draw:text-box>
            <text:p text:style-name="P13">ros-master</text:p>
          </draw:text-box>
        </draw:frame>
        <draw:frame draw:style-name="gr11" draw:text-style-name="P14" draw:layer="layout" svg:width="3.203cm" svg:height="0.962cm" svg:x="10.16cm" svg:y="6.15cm">
          <draw:text-box>
            <text:p text:style-name="P13">ros-listener</text:p>
          </draw:text-box>
        </draw:frame>
        <draw:frame draw:style-name="gr11" draw:text-style-name="P14" draw:layer="layout" svg:width="2.763cm" svg:height="0.962cm" svg:x="16.256cm" svg:y="6.15cm">
          <draw:text-box>
            <text:p text:style-name="P13">ros-talker</text:p>
          </draw:text-box>
        </draw:frame>
        <draw:custom-shape draw:style-name="gr15" draw:text-style-name="P7" draw:layer="layout" svg:width="3.556cm" svg:height="2.794cm" svg:x="20.066cm" svg:y="6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2.54cm" svg:height="1.524cm" svg:x="20.574cm" svg:y="7.112cm">
          <text:p text:style-name="P15"><text:span text:style-name="T2">kube-</text:span><text:span text:style-name="T2">d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6.35cm" svg:x2="21.59cm" svg:y2="5.334cm">
          <text:p/>
        </draw:line>
        <draw:custom-shape draw:style-name="gr17" draw:text-style-name="P17" draw:layer="layout" svg:width="17.78cm" svg:height="0.762cm" svg:x="5.588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9" draw:layer="layout" svg:width="6.179cm" svg:height="1.673cm" svg:x="6.267cm" svg:y="11.281cm">
          <draw:text-box>
            <text:p text:style-name="P18">Label:</text:p>
            <text:p text:style-name="P18"><text:s text:c="2"/>{nodetype: master}</text:p>
          </draw:text-box>
        </draw:frame>
        <draw:frame draw:style-name="gr5" draw:text-style-name="P19" draw:layer="layout" svg:width="6.141cm" svg:height="1.673cm" svg:x="16.427cm" svg:y="11.281cm">
          <draw:text-box>
            <text:p text:style-name="P18">Label:</text:p>
            <text:p text:style-name="P18"><text:s text:c="2"/>{nodetype: worker}</text:p>
          </draw:text-box>
        </draw:frame>
        <draw:frame draw:style-name="gr5" draw:text-style-name="P21" draw:layer="layout" svg:width="5.015cm" svg:height="0.962cm" svg:x="20.131cm" svg:y="6.35cm">
          <draw:text-box>
            <text:p text:style-name="P20">DNS hostname</text:p>
          </draw:text-box>
        </draw:frame>
        <presentation:notes draw:style-name="dp1">
          <draw:page-thumbnail draw:style-name="gr1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3:08:29.135422908</meta:creation-date>
    <dc:date>2023-02-07T23:24:28.070569326</dc:date>
    <meta:editing-duration>PT9M13S</meta:editing-duration>
    <meta:editing-cycles>3</meta:editing-cycles>
    <meta:generator>LibreOffice/6.4.7.2$Linux_X86_64 LibreOffice_project/40$Build-2</meta:generator>
    <meta:document-statistic meta:object-count="93"/>
  </office:meta>
</office:document-meta>
</file>